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TransactionAdapter.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TransactionAdapte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TransactionAdapter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TransactionAdapter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TransactionAdapter.UserTransactionAdapter( 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TransactionAdapter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TransactionAdapter.setTransaction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TransactionAdapt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